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32767*"/>
    </style:style>
    <style:style style:name="Table4.B" style:family="table-column">
      <style:table-column-properties style:rel-column-width="32767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Φραγμένο (πχ σύνολο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Όρος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Συνθήκη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Προϋπόθεση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Μείωση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Ελλάτωση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Λάθος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Σφάλμα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Αύξων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Αύξουσα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Ταυτόχρονος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Σύγχρονος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</table:table-cell>
          <table:table-cell table:style-name="Table3.A1" office:value-type="string">
            <text:p text:style-name="Table_20_Contents">Μετατροπή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Εμβαδόν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Μέσος όρος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